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4000002602087562E0E89DFF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047cm" svg:height="6.957cm" svg:x="1.453cm" svg:y="2.543cm">
          <draw:image xlink:href="Pictures/1000020100000474000002602087562E0E89DFF0.png" xlink:type="simple" xlink:show="embed" xlink:actuate="onLoad" draw:mime-type="image/png">
            <text:p/>
          </draw:image>
        </draw:frame>
        <draw:frame draw:style-name="gr2" draw:text-style-name="P2" draw:layer="layout" svg:width="11.5cm" svg:height="0.806cm" svg:x="1.5cm" svg:y="1.5cm">
          <draw:text-box>
            <text:p><text:span text:style-name="T1">I) Cours : transformateur idéal</text:span></text:p>
          </draw:text-box>
        </draw:frame>
        <draw:frame draw:style-name="gr1" draw:text-style-name="P1" draw:layer="layout" svg:width="13.047cm" svg:height="6.957cm" svg:x="15cm" svg:y="2.543cm">
          <draw:image xlink:href="Pictures/1000020100000474000002602087562E0E89DFF0.png" xlink:type="simple" xlink:show="embed" xlink:actuate="onLoad" draw:mime-type="image/png">
            <text:p/>
          </draw:image>
        </draw:frame>
        <draw:frame draw:style-name="gr2" draw:text-style-name="P2" draw:layer="layout" svg:width="11.5cm" svg:height="0.806cm" svg:x="15.047cm" svg:y="1.5cm">
          <draw:text-box>
            <text:p><text:span text:style-name="T1">I) Cours : transformateur idéa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9T17:05:43.249281370</meta:creation-date>
    <dc:date>2021-06-12T10:34:24.161750673</dc:date>
    <meta:editing-duration>PT7M51S</meta:editing-duration>
    <meta:editing-cycles>3</meta:editing-cycles>
    <meta:generator>LibreOffice/7.1.3.2$MacOSX_X86_64 LibreOffice_project/47f78053abe362b9384784d31a6e56f8511eb1c1</meta:generator>
    <meta:document-statistic meta:object-count="27"/>
  </office:meta>
</office:document-meta>
</file>